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</text:p>
      <text:p text:style-name="P2">Dynamic Host Configuration Protocol → el host se configura automaticamente</text:p>
      <text:p text:style-name="P2">Las IP estáticas son importantes cuando un equipo es servidor.</text:p>
      <text:p text:style-name="P2"/>
      <text:p text:style-name="P7">FUNCIONAMIENTO DE DHCP</text:p>
      <text:p text:style-name="P7"/>
      <text:p text:style-name="P2">1- DHCP disvover: el cliente hace un broadcast a toda la red para buscar servidores DHCP.</text:p>
      <text:p text:style-name="P2"><text:tab/>Utiliza UDP con direccion de origen 0.0.0.0 en el puerto 60 y de destino de 255.255.255.255 <text:tab/>en el puerto 67.</text:p>
      <text:p text:style-name="P2"/>
      <text:p text:style-name="P2">2- DHCP offer: todos los servidores DHCP le responden ofreciendole un IP, gateway, DNS…</text:p>
      <text:p text:style-name="P2"/>
      <text:p text:style-name="P2">Si llegado a este punto no hay ofertas, se vuelve al punto 1.</text:p>
      <text:p text:style-name="P2"/>
      <text:p text:style-name="P2">3- DHCP request: el cliente difunde por broadcast un DCHP request indicando el ID del servidor <text:tab/><text:tab/> <text:s text:c="5"/>DHCP que ha elegido.</text:p>
      <text:p text:style-name="P2"/>
      <text:p text:style-name="P2"/>
      <text:p text:style-name="P2">4- DHCP ACK: el servidor elegido confirma que ha sido elegido con un ACK.</text:p>
      <text:p text:style-name="P2"/>
      <text:p text:style-name="P2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0:27:08.568469592</meta:creation-date>
    <dc:date>2021-09-21T11:06:48.866116723</dc:date>
    <meta:editing-duration>PT8M29S</meta:editing-duration>
    <meta:editing-cycles>1</meta:editing-cycles>
    <meta:document-statistic meta:table-count="0" meta:image-count="0" meta:object-count="0" meta:page-count="2" meta:paragraph-count="11" meta:word-count="121" meta:character-count="706" meta:non-whitespace-character-count="584"/>
    <meta:generator>LibreOffice/6.0.7.3$Linux_X86_64 LibreOffice_project/00m0$Build-3</meta:generator>
  </office:meta>
</office:document-meta>
</file>